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2.65cm" fo:min-width="2.4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75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6" style:family="graphic" style:parent-style-name="objectwithoutfill">
      <style:graphic-properties svg:stroke-width="0.2cm" svg:stroke-color="#000000" draw:fill="none" draw:fill-color="#ffffff" draw:textarea-vertical-align="middle" fo:padding-top="0.225cm" fo:padding-bottom="0.225cm" fo:padding-left="0.35cm" fo:padding-right="0.35cm"/>
    </style:style>
    <style:style style:name="gr7" style:family="graphic" style:parent-style-name="standard" style:list-style-name="L3">
      <style:graphic-properties draw:stroke="none" svg:stroke-width="0.2cm" svg:stroke-color="#000000" draw:fill="none" draw:fill-color="#ffffff" draw:auto-grow-height="true" draw:auto-grow-width="false" fo:max-height="0cm" fo:min-height="6.4cm" fo:padding-top="0.225cm" fo:padding-bottom="0.225cm" fo:padding-left="0.35cm" fo:padding-right="0.3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/>
    </style:style>
    <style:style style:name="P3" style:family="paragraph"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Quicksort</text:span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lgorithme de tri de tableau (l'un des plus rapides dans le meilleur des cas)</text:span></text:p>
              </text:list-item>
              <text:list-item>
                <text:p><text:span text:style-name="T2">Algorithme récurre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g xml:id="id18" draw:id="id18">
          <draw:custom-shape draw:style-name="gr2" draw:text-style-name="P1" draw:layer="layout" svg:width="3cm" svg:height="3cm" svg:x="3.9cm" svg:y="5.1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6.9cm" svg:y="5.1cm">
            <text:p text:style-name="P1">39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9.9cm" svg:y="5.1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2.9cm" svg:y="5.1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5.9cm" svg:y="5.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8.9cm" svg:y="5.1cm">
            <text:p text:style-name="P1">32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4" draw:id="id4" draw:layer="layout" svg:width="1cm" svg:height="2.2cm" svg:x="4.9cm" svg:y="2.7cm">
          <text:p text:style-name="P1">L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xml:id="id5" draw:id="id5" draw:layer="layout" svg:width="1cm" svg:height="2.2cm" svg:x="19.9cm" svg:y="2.7cm">
          <text:p text:style-name="P1">R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xml:id="id10" draw:id="id10" draw:layer="layout" svg:width="1cm" svg:height="2.2cm" svg:x="7.9cm" svg:y="2.7cm">
          <text:p text:style-name="P1">L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6.4cm" svg:height="0.962cm" svg:x="19.3cm" svg:y="11.4cm">
          <draw:text-box>
            <text:p xml:id="id3" text:id="id3">Pivot = 32</text:p>
          </draw:text-box>
        </draw:frame>
        <draw:frame draw:style-name="gr5" draw:layer="layout" svg:width="3.4cm" svg:height="2.4cm" svg:x="3.7cm" svg:y="0.9cm">
          <draw:text-box>
            <text:p xml:id="id7" text:id="id7">12 &lt; pivot</text:p>
            <text:p xml:id="id8" text:id="id8">Continuer</text:p>
          </draw:text-box>
        </draw:frame>
        <draw:frame draw:style-name="gr5" draw:layer="layout" svg:width="3.4cm" svg:height="2.4cm" svg:x="6.7cm" svg:y="0.9cm">
          <draw:text-box>
            <text:p xml:id="id11" text:id="id11">39 &gt; pivot</text:p>
            <text:p xml:id="id12" text:id="id12" text:style-name="P1">STOP</text:p>
          </draw:text-box>
        </draw:frame>
        <draw:frame draw:style-name="gr5" draw:layer="layout" svg:width="3.8cm" svg:height="2.4cm" svg:x="18.5cm" svg:y="1.1cm">
          <draw:text-box>
            <text:p xml:id="id13" text:id="id13">32 &gt;= pivot</text:p>
            <text:p xml:id="id14" text:id="id14" text:style-name="P1">Continuer</text:p>
          </draw:text-box>
        </draw:frame>
        <draw:custom-shape draw:style-name="gr3" draw:text-style-name="P1" xml:id="id16" draw:id="id16" draw:layer="layout" svg:width="1cm" svg:height="2.2cm" svg:x="16.9cm" svg:y="2.701cm">
          <text:p text:style-name="P1">R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xml:id="id17" draw:id="id17" draw:layer="layout" svg:width="3.8cm" svg:height="2.4cm" svg:x="15.5cm" svg:y="1.101cm">
          <draw:text-box>
            <text:p text:style-name="P1">6 &lt; pivot</text:p>
            <text:p text:style-name="P1">STOP</text:p>
          </draw:text-box>
        </draw:frame>
        <draw:g xml:id="id19" draw:id="id19">
          <draw:custom-shape draw:style-name="gr2" draw:text-style-name="P1" draw:layer="layout" svg:width="3cm" svg:height="3cm" svg:x="3.9cm" svg:y="5.1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6.9cm" svg:y="5.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9.9cm" svg:y="5.1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2.9cm" svg:y="5.1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5.9cm" svg:y="5.1cm">
            <text:p text:style-name="P1">39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8.9cm" svg:y="5.1cm">
            <text:p text:style-name="P1">32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21" draw:id="id21" draw:layer="layout" svg:width="1cm" svg:height="2.2cm" svg:x="10.901cm" svg:y="2.701cm">
          <text:p text:style-name="P1">L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xml:id="id23" draw:id="id23" draw:layer="layout" svg:width="1cm" svg:height="2.2cm" svg:x="13.901cm" svg:y="2.702cm">
          <text:p text:style-name="P1">R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4" draw:id="id24">
          <draw:custom-shape draw:style-name="gr2" draw:text-style-name="P1" draw:layer="layout" svg:width="3cm" svg:height="3cm" svg:x="3.9cm" svg:y="5.1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6.9cm" svg:y="5.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9.9cm" svg:y="5.1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2.9cm" svg:y="5.1cm">
            <text:p text:style-name="P1">4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5.9cm" svg:y="5.1cm">
            <text:p text:style-name="P1">39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8.9cm" svg:y="5.1cm">
            <text:p text:style-name="P1">32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25" draw:id="id25" draw:layer="layout" svg:width="1cm" svg:height="2.2cm" svg:x="13.902cm" svg:y="0.402cm">
          <text:p text:style-name="P1">L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26" draw:id="id26">
          <draw:custom-shape draw:style-name="gr2" draw:text-style-name="P1" draw:layer="layout" svg:width="3cm" svg:height="3cm" svg:x="3.9cm" svg:y="5.1cm">
            <text:p text:style-name="P1">1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6.9cm" svg:y="5.1cm">
            <text:p text:style-name="P1">6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9.9cm" svg:y="5.1cm">
            <text:p text:style-name="P1">10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2.9cm" svg:y="5.1cm">
            <text:p text:style-name="P1">32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5.9cm" svg:y="5.1cm">
            <text:p text:style-name="P1">39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cm" svg:height="3cm" svg:x="18.9cm" svg:y="5.1cm">
            <text:p text:style-name="P1">46</text:p>
            <draw:enhanced-geometry svg:viewBox="0 0 21600 21600" draw:type="rectangle" draw:enhanced-path="M 0 0 L 21600 0 21600 21600 0 21600 0 0 Z N"/>
          </draw:custom-shape>
        </draw:g>
        <draw:polyline draw:style-name="gr6" draw:text-style-name="P1" xml:id="id28" draw:id="id28" draw:layer="layout" svg:width="1.199cm" svg:height="5.999cm" draw:transform="rotate (-1.5707963267949) translate (21.9cm 8.3cm)" svg:viewBox="0 0 1200 6000" draw:points="0,6000 1200,6000 1200,0 200,0">
          <text:p/>
        </draw:polyline>
        <draw:polyline draw:style-name="gr6" draw:text-style-name="P1" xml:id="id29" draw:id="id29" draw:layer="layout" svg:width="1.199cm" svg:height="8.998cm" draw:transform="rotate (-1.5707963267949) translate (12.9cm 8.299cm)" svg:viewBox="0 0 1200 8999" draw:points="0,8999 1200,8999 1200,0 200,0">
          <text:p/>
        </draw:polyline>
        <draw:frame draw:style-name="gr7" draw:layer="layout" svg:width="22.6cm" svg:height="6.85cm" svg:x="2.6cm" svg:y="12.8cm">
          <draw:text-box>
            <text:list text:style-name="L3">
              <text:list-item>
                <text:p xml:id="id1" text:id="id1">Choix d'une valeur pivot dans le tableau</text:p>
                <text:p xml:id="id2" text:id="id2">But : Avoir toutes les valeurs inférieures au pivot à gauche du pivot</text:p>
              </text:list-item>
              <text:list-item>
                <text:p xml:id="id6" text:id="id6">Left &amp; Right respectivement sur la première &amp; dernière valeur du tableau</text:p>
              </text:list-item>
              <text:list-item>
                <text:p xml:id="id9" text:id="id9">Avancer Left jusqu'à trouver une valeur supérieure au pivot</text:p>
              </text:list-item>
              <text:list-item>
                <text:p xml:id="id15" text:id="id15">Reculer Right jusqu'à trouver une valeur inférieure au pivot</text:p>
              </text:list-item>
              <text:list-item>
                <text:p xml:id="id20" text:id="id20">Inverser les valeurs à Left &amp; Right</text:p>
              </text:list-item>
              <text:list-item>
                <text:p xml:id="id22" text:id="id22">Reprendre à 3) si Left est avant Right</text:p>
              </text:list-item>
              <text:list-item>
                <text:p xml:id="id27" text:id="id27">Placer le pivot à Left</text:p>
              </text:list-item>
              <text:list-item>
                <text:p xml:id="id30" text:id="id30">Trier les deux sous tableaux avant et après le pivo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13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6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1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1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09:44:12.486000000</meta:creation-date>
    <dc:date>2015-10-02T16:58:32.569000000</dc:date>
    <meta:editing-duration>PT58M30S</meta:editing-duration>
    <meta:editing-cycles>2</meta:editing-cycles>
    <meta:generator>LibreOffice/4.3.0.4$Windows_x86 LibreOffice_project/62ad5818884a2fc2e5780dd45466868d41009ec0</meta:generator>
    <meta:document-statistic meta:object-count="70"/>
  </office:meta>
</office:document-meta>
</file>